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8180c" officeooo:paragraph-rsid="0008180c"/>
    </style:style>
    <style:style style:name="P2" style:family="paragraph" style:parent-style-name="Standard">
      <style:text-properties officeooo:rsid="0008180c" officeooo:paragraph-rsid="000b7ff5"/>
    </style:style>
    <style:style style:name="P3" style:family="paragraph" style:parent-style-name="Standard">
      <style:text-properties officeooo:rsid="000b7ff5" officeooo:paragraph-rsid="000c82a8"/>
    </style:style>
    <style:style style:name="P4" style:family="paragraph" style:parent-style-name="Standard">
      <style:text-properties officeooo:paragraph-rsid="000b7ff5"/>
    </style:style>
    <style:style style:name="P5" style:family="paragraph" style:parent-style-name="Standard">
      <style:text-properties officeooo:paragraph-rsid="000c82a8"/>
    </style:style>
    <style:style style:name="P6" style:family="paragraph" style:parent-style-name="Standard">
      <style:text-properties officeooo:rsid="000d1347" officeooo:paragraph-rsid="000e84f9"/>
    </style:style>
    <style:style style:name="P7" style:family="paragraph" style:parent-style-name="Standard">
      <style:text-properties officeooo:rsid="00118c2f" officeooo:paragraph-rsid="00118c2f"/>
    </style:style>
    <style:style style:name="P8" style:family="paragraph" style:parent-style-name="Standard">
      <style:text-properties officeooo:rsid="000a0f5f" officeooo:paragraph-rsid="000b7ff5"/>
    </style:style>
    <style:style style:name="P9" style:family="paragraph" style:parent-style-name="Standard">
      <style:text-properties style:font-name="sans-serif" fo:font-size="10.5pt"/>
    </style:style>
    <style:style style:name="P10" style:family="paragraph" style:parent-style-name="Standard">
      <style:text-properties style:font-name="sans-serif" fo:font-size="10.5pt" officeooo:rsid="000c82a8" officeooo:paragraph-rsid="000c82a8"/>
    </style:style>
    <style:style style:name="P11" style:family="paragraph" style:parent-style-name="Standard">
      <style:text-properties style:font-name="sans-serif" fo:font-size="10.5pt" officeooo:rsid="00118c2f" officeooo:paragraph-rsid="000e84f9"/>
    </style:style>
    <style:style style:name="T1" style:family="text">
      <style:text-properties officeooo:rsid="0008180c"/>
    </style:style>
    <style:style style:name="T2" style:family="text">
      <style:text-properties officeooo:rsid="000a0f5f"/>
    </style:style>
    <style:style style:name="T3" style:family="text">
      <style:text-properties style:font-name="sans-serif" fo:font-size="10.5pt"/>
    </style:style>
    <style:style style:name="T4" style:family="text">
      <style:text-properties style:font-name="sans-serif" fo:font-size="10.5pt" officeooo:rsid="000c82a8"/>
    </style:style>
    <style:style style:name="T5" style:family="text">
      <style:text-properties style:font-name="sans-serif" fo:font-size="10.5pt" officeooo:rsid="000d0736"/>
    </style:style>
    <style:style style:name="T6" style:family="text">
      <style:text-properties style:font-name="sans-serif" fo:font-size="10.5pt" officeooo:rsid="000b7ff5"/>
    </style:style>
    <style:style style:name="T7" style:family="text">
      <style:text-properties style:font-name="sans-serif" fo:font-size="10.5pt" officeooo:rsid="000d1347"/>
    </style:style>
    <style:style style:name="T8" style:family="text">
      <style:text-properties style:font-name="sans-serif" fo:font-size="10.5pt" officeooo:rsid="000e84f9"/>
    </style:style>
    <style:style style:name="T9" style:family="text">
      <style:text-properties style:font-name="sans-serif" fo:font-size="10.5pt" officeooo:rsid="000faf52"/>
    </style:style>
    <style:style style:name="T10" style:family="text">
      <style:text-properties style:font-name="sans-serif" fo:font-size="10.5pt" officeooo:rsid="001054d4"/>
    </style:style>
    <style:style style:name="T11" style:family="text">
      <style:text-properties style:font-name="sans-serif" fo:font-size="10.5pt" officeooo:rsid="00118c2f"/>
    </style:style>
    <style:style style:name="T12" style:family="text">
      <style:text-properties style:font-name="sans-serif" fo:font-size="10.5pt" officeooo:rsid="001385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1 de Réseaux – Prise de notes</text:p>
      <text:p text:style-name="P1"/>
      <text:p text:style-name="P1"/>
      <text:p text:style-name="P2">Page 2 : Ifconfig pourquoi em1 et pas enp0s ?<text:line-break/><text:line-break/><text:span text:style-name="T2">Page 4 : </text:span></text:p>
      <text:p text:style-name="P2"/>
      <text:p text:style-name="P8">5. </text:p>
      <text:p text:style-name="P8">Ethernet → IP → TCP<text:line-break/>74 bytes au total</text:p>
      <text:p text:style-name="P4"><text:span text:style-name="T1">“</text:span><text:span text:style-name="T3">N’oubliez pas</text:span></text:p>
      <text:p text:style-name="P9">de prendre en compte que Wireshark ne prend pas en compte le préambule et le FCS (Frame Check Sequence).”<text:line-break/><text:line-break/>???</text:p>
      <text:p text:style-name="P9"/>
      <text:p text:style-name="P3"><text:span text:style-name="T3">ICMP : Protocole d'échange de messages de contrôles, typiquement utilisé par ping ou traceroute<text:line-break/><text:line-break/>IP fonctionne de la manière suivante : il envoie une requête et il attend un echo request de la part du serveur visé.<text:line-break/><text:line-break/></text:span><text:span text:style-name="T4">8. </text:span><text:span text:style-name="T3">Berkeley utilise 54.68.86.150 <text:line-break/></text:span><text:span text:style-name="T4">9. </text:span><text:span text:style-name="T3">177 ms de temps d'aller-retour.<text:line-break/></text:span><text:span text:style-name="T4">10. Environ 0.300ms<text:line-break/><text:line-break/>ping -s <text:line-break/>Le temps augmente lorsqu'on augmente la taille du paquet (jusquà 3ms)<text:line-break/>Cela est sûrement du au fait que plus de données doivent être traitées</text:span></text:p>
      <text:p text:style-name="P10"/>
      <text:p text:style-name="P5"><text:span text:style-name="T4">ping -c &lt;nombre&gt; permet de ping un nombre fixé de fois</text:span><text:span text:style-name="T6"><text:line-break/><text:line-break/><text:line-break/></text:span><text:span text:style-name="T5">14. Il faut 20 routeurs avant d'arriver à </text:span><text:a xlink:type="simple" xlink:href="http://www.iij.ad.jp/" text:style-name="Internet_20_link" text:visited-style-name="Visited_20_Internet_20_Link"><text:span text:style-name="T5">www.iij.ad.jp</text:span></text:a><text:span text:style-name="T5"> (depuis l'imag)<text:line-break/><text:line-break/>15. Pour un echo reply, le ttl est de 41. En supposant que le ttl était par défaut à 64, on déduit qu'il a traversé 23 routeurs.<text:line-break/><text:line-break/></text:span><text:span text:style-name="T7">AS et opérateur de transit.<text:line-break/>Internet est asymétrique, chaque opérateur a ses choix d'opérateurs de transits, d'où le nombre différent de routeurs traversés selon d'où part la requête.</text:span></text:p>
      <text:p text:style-name="P6"><text:span text:style-name="T3"><text:line-break/>Question : Modifier soudainement les tables de routages pour mettre un serveur down?<text:line-break/>→ On évite d'automatiser pour les tables de routages apparmement mais pas sûr.<text:line-break/>Demander à M. Groz? <text:line-break/><text:line-break/><text:line-break/>16. Il y a 0 routeurs entre pcserveur et mon ordinateur. Ce dernier est directement connecté au premier.<text:line-break/><text:line-break/>17. Il y a 7 routeurs entre le PC et le serveur de l'UGA ou 6. </text:span><text:span text:style-name="T8">Protocole UDP et ICMP utilisé.<text:line-break/><text:line-break/>18. traceroute envoie des messages à 195.83.24.194<text:line-break/><text:line-break/>19. 152.77.0.206 répond en premier pour dire TTL exceeded<text:line-break/><text:line-break/>à chaque fois le port destination est incrémenté pour pouvoir identifier qui enverra “port unreachable”<text:line-break/></text:span><text:soft-page-break/><text:span text:style-name="T8">20. 3 paquets au même TTL envoyé<text:line-break/><text:line-break/></text:span><text:span text:style-name="T9">21. Non, pour certains on obtient ***<text:line-break/><text:line-break/>22. Du routeur 12 à 13<text:line-break/><text:line-break/>23. traceroute -f 10<text:line-break/><text:line-break/>24. Même nombre de routeurs. Un de plus n'est pas identifié. Les routeurs ont des noms différents.<text:line-break/><text:line-break/>25. En supposant que le ttl est à 256, on y est en 256 – 232 routeurs (donc 24).<text:line-break/>Or le traceroute essayait d'y aller en 30 routeurs.<text:line-break/><text:line-break/></text:span><text:span text:style-name="T10">26. Il est plus précis que traceroute<text:line-break/><text:line-break/>26bis. Réseaux universitaire != réseau européen<text:line-break/><text:line-break/></text:span><text:span text:style-name="T11">Le traceroute est refusé par certains par un firewall. On peut passer par mtr ou utiliser une option mais faut avoir les droits</text:span></text:p>
      <text:p text:style-name="P11"/>
      <text:p text:style-name="P7"><text:span text:style-name="T11">2</text:span><text:span text:style-name="T3">8. [Malformed Packet]. </text:span><text:span text:style-name="T12">L'URL a été modifiée car dans les préférences de la requête HTTP il y a écrit qu'on préfère en /en<text:line-break/><text:line-break/>29. Get et ACK<text:line-break/><text:line-break/>30. On obtient que l'entête<text:line-break/><text:line-break/>31. 4054<text:line-break/><text:line-break/>32. Version 1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3:05:41.037567824</meta:creation-date>
    <meta:editing-duration>PT1M23S</meta:editing-duration>
    <meta:editing-cycles>2</meta:editing-cycles>
    <meta:generator>LibreOffice/5.0.6.2$Linux_X86_64 LibreOffice_project/00$Build-2</meta:generator>
    <meta:initial-creator>Remi Depreux</meta:initial-creator>
    <dc:date>2018-02-12T13:07:01.836352314</dc:date>
    <dc:creator>Remi Depreux</dc:creator>
    <meta:document-statistic meta:table-count="0" meta:image-count="0" meta:object-count="0" meta:page-count="2" meta:paragraph-count="10" meta:word-count="446" meta:character-count="2516" meta:non-whitespace-character-count="2045"/>
  </office:meta>
</office:document-meta>
</file>